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urbin- Watson test for autocorrelations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-h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(e<text:span text:style-name="T1">t</text:span>-e<text:span text:style-name="T1">t-1</text:span>)<text:span text:style-name="T2">2</text:span></text:p>
          </table:table-cell>
          <table:table-cell office:value-type="string" calcext:value-type="string">
            <text:p>e<text:span text:style-name="T1">t</text:span>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table:formula="of:=[.$A$15]+[.$B$15]*[.A3]" office:value-type="float" office:value="0.429694600792162" calcext:value-type="float">
            <text:p>0.4296946008</text:p>
          </table:table-cell>
          <table:table-cell table:formula="of:=[.B3]-[.C3]" office:value-type="float" office:value="-0.0696946007921616" calcext:value-type="float">
            <text:p>-0.0696946008</text:p>
          </table:table-cell>
          <table:table-cell table:formula="of:=[.D3]" office:value-type="float" office:value="-0.0696946007921616" calcext:value-type="float">
            <text:p>-0.0696946008</text:p>
          </table:table-cell>
          <table:table-cell table:formula="of:=[.D3]^2" office:value-type="float" office:value="0.00485733737957877" calcext:value-type="float">
            <text:p>0.004857337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[.$A$15]+[.$B$15]*[.A4]" office:value-type="float" office:value="0.425827600583698" calcext:value-type="float">
            <text:p>0.4258276006</text:p>
          </table:table-cell>
          <table:table-cell table:formula="of:=[.B4]-[.C4]" office:value-type="float" office:value="-0.425827600583698" calcext:value-type="float">
            <text:p>-0.4258276006</text:p>
          </table:table-cell>
          <table:table-cell table:formula="of:=[.D4]-[.D3]" office:value-type="float" office:value="-0.356132999791536" calcext:value-type="float">
            <text:p>-0.3561329998</text:p>
          </table:table-cell>
          <table:table-cell table:formula="of:=[.D4]^2" office:value-type="float" office:value="0.181329145418869" calcext:value-type="float">
            <text:p>0.18132914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table:formula="of:=[.$A$15]+[.$B$15]*[.A5]" office:value-type="float" office:value="0.429694600792162" calcext:value-type="float">
            <text:p>0.4296946008</text:p>
          </table:table-cell>
          <table:table-cell table:formula="of:=[.B5]-[.C5]" office:value-type="float" office:value="-0.199694600792162" calcext:value-type="float">
            <text:p>-0.1996946008</text:p>
          </table:table-cell>
          <table:table-cell table:formula="of:=[.D5]-[.D4]" office:value-type="float" office:value="0.226132999791536" calcext:value-type="float">
            <text:p>0.2261329998</text:p>
          </table:table-cell>
          <table:table-cell table:formula="of:=[.D5]^2" office:value-type="float" office:value="0.0398779335855408" calcext:value-type="float">
            <text:p>0.039877933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formula="of:=[.$A$15]+[.$B$15]*[.A6]" office:value-type="float" office:value="0.445162601626016" calcext:value-type="float">
            <text:p>0.4451626016</text:p>
          </table:table-cell>
          <table:table-cell table:formula="of:=[.B6]-[.C6]" office:value-type="float" office:value="0.0748373983739838" calcext:value-type="float">
            <text:p>0.0748373984</text:p>
          </table:table-cell>
          <table:table-cell table:formula="of:=[.D6]-[.D5]" office:value-type="float" office:value="0.274531999166145" calcext:value-type="float">
            <text:p>0.2745319992</text:p>
          </table:table-cell>
          <table:table-cell table:formula="of:=[.D6]^2" office:value-type="float" office:value="0.00560063619538636" calcext:value-type="float">
            <text:p>0.005600636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table:formula="of:=[.$A$15]+[.$B$15]*[.A7]" office:value-type="float" office:value="0.441295601417553" calcext:value-type="float">
            <text:p>0.4412956014</text:p>
          </table:table-cell>
          <table:table-cell table:formula="of:=[.B7]-[.C7]" office:value-type="float" office:value="0.298704398582447" calcext:value-type="float">
            <text:p>0.2987043986</text:p>
          </table:table-cell>
          <table:table-cell table:formula="of:=[.D7]-[.D6]" office:value-type="float" office:value="0.223867000208464" calcext:value-type="float">
            <text:p>0.2238670002</text:p>
          </table:table-cell>
          <table:table-cell table:formula="of:=[.D7]^2" office:value-type="float" office:value="0.0892243177325016" calcext:value-type="float">
            <text:p>0.089224317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7" calcext:value-type="float">
            <text:p>0.37</text:p>
          </table:table-cell>
          <table:table-cell table:formula="of:=[.$A$15]+[.$B$15]*[.A8]" office:value-type="float" office:value="0.44902960183448" calcext:value-type="float">
            <text:p>0.4490296018</text:p>
          </table:table-cell>
          <table:table-cell table:formula="of:=[.B8]-[.C8]" office:value-type="float" office:value="-0.0790296018344798" calcext:value-type="float">
            <text:p>-0.0790296018</text:p>
          </table:table-cell>
          <table:table-cell table:formula="of:=[.D8]-[.D7]" office:value-type="float" office:value="-0.377734000416927" calcext:value-type="float">
            <text:p>-0.3777340004</text:p>
          </table:table-cell>
          <table:table-cell table:formula="of:=[.D8]^2" office:value-type="float" office:value="0.00624567796611641" calcext:value-type="float">
            <text:p>0.00624567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formula="of:=[.$A$15]+[.$B$15]*[.A9]" office:value-type="float" office:value="0.409070599680356" calcext:value-type="float">
            <text:p>0.4090705997</text:p>
          </table:table-cell>
          <table:table-cell table:formula="of:=[.B9]-[.C9]" office:value-type="float" office:value="0.470929400319645" calcext:value-type="float">
            <text:p>0.4709294003</text:p>
          </table:table-cell>
          <table:table-cell table:formula="of:=[.D9]-[.D8]" office:value-type="float" office:value="0.549959002154124" calcext:value-type="float">
            <text:p>0.5499590022</text:p>
          </table:table-cell>
          <table:table-cell table:formula="of:=[.D9]^2" office:value-type="float" office:value="0.22177450008542" calcext:value-type="float">
            <text:p>0.22177450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[.$A$15]+[.$B$15]*[.A10]" office:value-type="float" office:value="0.385868598429574" calcext:value-type="float">
            <text:p>0.3858685984</text:p>
          </table:table-cell>
          <table:table-cell table:formula="of:=[.B10]-[.C10]" office:value-type="float" office:value="-0.385868598429574" calcext:value-type="float">
            <text:p>-0.3858685984</text:p>
          </table:table-cell>
          <table:table-cell table:formula="of:=[.D10]-[.D9]" office:value-type="float" office:value="-0.856797998749218" calcext:value-type="float">
            <text:p>-0.8567979987</text:p>
          </table:table-cell>
          <table:table-cell table:formula="of:=[.D10]^2" office:value-type="float" office:value="0.148894575254004" calcext:value-type="float">
            <text:p>0.148894575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74" calcext:value-type="float">
            <text:p>0.74</text:p>
          </table:table-cell>
          <table:table-cell table:formula="of:=[.$A$15]+[.$B$15]*[.A11]" office:value-type="float" office:value="0.387157598499062" calcext:value-type="float">
            <text:p>0.3871575985</text:p>
          </table:table-cell>
          <table:table-cell table:formula="of:=[.B11]-[.C11]" office:value-type="float" office:value="0.352842401500938" calcext:value-type="float">
            <text:p>0.3528424015</text:p>
          </table:table-cell>
          <table:table-cell table:formula="of:=[.D11]-[.D10]" office:value-type="float" office:value="0.738710999930512" calcext:value-type="float">
            <text:p>0.7387109999</text:p>
          </table:table-cell>
          <table:table-cell table:formula="of:=[.D11]^2" office:value-type="float" office:value="0.124497760296949" calcext:value-type="float">
            <text:p>0.124497760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31" calcext:value-type="float">
            <text:p>0.31</text:p>
          </table:table-cell>
          <table:table-cell table:formula="of:=[.$A$15]+[.$B$15]*[.A12]" office:value-type="float" office:value="0.347198596344937" calcext:value-type="float">
            <text:p>0.3471985963</text:p>
          </table:table-cell>
          <table:table-cell table:formula="of:=[.B12]-[.C12]" office:value-type="float" office:value="-0.0371985963449373" calcext:value-type="float">
            <text:p>-0.0371985963</text:p>
          </table:table-cell>
          <table:table-cell table:formula="of:=[.D12]-[.D11]" office:value-type="float" office:value="-0.390040997845876" calcext:value-type="float">
            <text:p>-0.3900409978</text:p>
          </table:table-cell>
          <table:table-cell table:formula="of:=[.D12]^2" office:value-type="float" office:value="0.00138373557003358" calcext:value-type="float">
            <text:p>0.001383735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SUM([.E3:.E12])" office:value-type="float" office:value="-0.0371985963449372" calcext:value-type="float">
            <text:p>-0.0371985963</text:p>
          </table:table-cell>
          <table:table-cell table:formula="of:=SUM([.F3:.F12])" office:value-type="float" office:value="0.8236856194844" calcext:value-type="float">
            <text:p>0.8236856195</text:p>
          </table:table-cell>
        </table:table-row>
        <table:table-row table:style-name="ro1">
          <table:table-cell table:style-name="Default" office:value-type="string" calcext:value-type="string">
            <text:p>Intercept</text:p>
          </table:table-cell>
          <table:table-cell table:style-name="Default" office:value-type="string" calcext:value-type="string">
            <text:p>Slope</text:p>
          </table:table-cell>
          <table:table-cell table:number-columns-repeated="4"/>
        </table:table-row>
        <table:table-row table:style-name="ro1">
          <table:table-cell table:style-name="Default" table:formula="of:=INTERCEPT([.B3:.B12]; [.A3:.A12])" office:value-type="float" office:value="0.33946459592801" calcext:value-type="float">
            <text:p>0.3394645959</text:p>
          </table:table-cell>
          <table:table-cell table:style-name="Default" table:formula="of:=SLOPE([.B3:.B12]; [.A3:.A12])" office:value-type="float" office:value="0.128900006948788" calcext:value-type="float">
            <text:p>0.1289000069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E13]/[.F13]" office:value-type="float" office:value="-0.0451611579284609" calcext:value-type="float">
            <text:p>-0.0451611579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Interpreatation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8:26:48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1:54:26.494000000</meta:creation-date>
    <dc:date>2016-02-29T18:27:21.985000000</dc:date>
    <meta:editing-duration>PT10M5S</meta:editing-duration>
    <meta:editing-cycles>3</meta:editing-cycles>
    <meta:generator>LibreOffice/4.4.7.2$Windows_x86 LibreOffice_project/f3153a8b245191196a4b6b9abd1d0da16eead600</meta:generator>
    <meta:document-statistic meta:table-count="1" meta:cell-count="76" meta:object-count="0"/>
  </office:meta>
</office:document-meta>
</file>